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3b75" officeooo:paragraph-rsid="00183b75"/>
    </style:style>
    <style:style style:name="P2" style:family="paragraph" style:parent-style-name="Standard">
      <style:paragraph-properties fo:text-align="center" style:justify-single-word="false"/>
      <style:text-properties officeooo:rsid="00183b75" officeooo:paragraph-rsid="00183b75"/>
    </style:style>
    <style:style style:name="P3" style:family="paragraph" style:parent-style-name="Standard">
      <style:paragraph-properties fo:text-align="start" style:justify-single-word="false"/>
      <style:text-properties officeooo:rsid="00183b75" officeooo:paragraph-rsid="00183b75"/>
    </style:style>
    <style:style style:name="P4" style:family="paragraph" style:parent-style-name="Standard">
      <style:paragraph-properties fo:text-align="start" style:justify-single-word="false"/>
      <style:text-properties officeooo:rsid="0019cf8d" officeooo:paragraph-rsid="0019cf8d"/>
    </style:style>
    <style:style style:name="P5" style:family="paragraph" style:parent-style-name="Standard">
      <style:paragraph-properties fo:text-align="start" style:justify-single-word="false"/>
      <style:text-properties officeooo:rsid="001b1de0" officeooo:paragraph-rsid="001b1de0"/>
    </style:style>
    <style:style style:name="T1" style:family="text">
      <style:text-properties officeooo:rsid="0019cf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ic Kearney</text:p>
      <text:p text:style-name="P1">CS 390S - Digital Image Processing</text:p>
      <text:p text:style-name="P1">Professor Feng Jiang</text:p>
      <text:p text:style-name="P1">11, December 2018</text:p>
      <text:p text:style-name="P1"/>
      <text:p text:style-name="P2">Project 3 -- Realistic Driving Analysis</text:p>
      <text:p text:style-name="P2"/>
      <text:p text:style-name="P3"><text:tab/>For this project, I used Python and OpenCV. <text:span text:style-name="T1">Andrew "Tovio" Roberts helped me tremendously with this project here is his GitHub: https://github.com/clownfragment, without him I'm not sure if I would've been able to complete it on time. I also followed this article for help with the pedestrian detection: https://www.pyimagesearch.com/2015/11/09/pedestrian-detection-opencv/. </text:span></text:p>
      <text:p text:style-name="P3"/>
      <text:p text:style-name="P4"><text:tab/>The first major step of this project for me was cleaning up the GPS sensor data. I used Pandas to read the data, and created a new dataframe, consisting of the timestamp from the G rows, and the x, y, and z acceleration from the S rows, I did not include any other information in my custom dataframe. In addition, I discarded the first few rows of the sensor data, since they were missing some information. </text:p>
      <text:p text:style-name="P4"/>
      <text:p text:style-name="P4"><text:tab/>When I calculated the frame number of the video, I was very ... lazy. I noticed that there were 10 S rows between each G row in the GPS sensor data, and the each G row seemed to correspond to 1 second of real time. I also discovered that the video was *close enough* to 30 frames per second, so, for each S row, I incremented the frame number by 3. That's it, I didn't do anything to offset the fact that I threw away the early data or anything. This resulted in a frame number that was slightly less than the actual frame number in the video.</text:p>
      <text:p text:style-name="P4"/>
      <text:p text:style-name="P4"><text:tab/>To detect the crash, I calculated the deltas for the x, y, and z acceleration, and summed them all. After plotting this data, I noticed that it would be very obvious when the crash was, so I skipped the calculating G step, and instead simply used the maximum of the sum of all the deltas to determine when the accident happened. A limitation of this approach is that it assumes that in the video it's being provided, there is exactly one crash, which is obviously not guaranteed to be true. </text:p>
      <text:p text:style-name="P4"/>
      <text:p text:style-name="P5"><text:tab/>As mentioned, I simply followed this guide: <text:span text:style-name="T1">https://www.pyimagesearch.com/2015/11/09/pedestrian-detection-opencv/</text:span> for pedestrian detection. I hard-coded the frame number, which I determined by trial-and-error. My program accurately determines the time of the crash, but there is a significant delay between the crash happening and the pedestrian stepping out of her car that my code has no way to calculate. I've included photos of both before and after pedestrian detection in my report.</text:p>
      <text:p text:style-name="P5"/>
      <text:p text:style-name="P5"><text:tab/>For my extra work, I open the video at the frame count that I calculated above, which will start the video about 5 seconds before the crash. In this situation, the fact that the frame calculation is slightly inaccurate turned out to be a slight convenience, because I just used the calculated frame number, and made no adjustments to cause the video to open a few seconds before the cr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6:43:29.120759261</meta:creation-date>
    <dc:date>2018-12-11T18:45:10.684278799</dc:date>
    <meta:editing-duration>PT15M18S</meta:editing-duration>
    <meta:editing-cycles>2</meta:editing-cycles>
    <meta:generator>LibreOffice/6.1.3.2$Linux_X86_64 LibreOffice_project/10$Build-2</meta:generator>
    <meta:document-statistic meta:table-count="0" meta:image-count="0" meta:object-count="0" meta:page-count="1" meta:paragraph-count="11" meta:word-count="482" meta:character-count="2821" meta:non-whitespace-character-count="2341"/>
  </office:meta>
</office:document-meta>
</file>